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0E70000009C90C25503.png" manifest:media-type="image/png"/>
  <manifest:file-entry manifest:full-path="Pictures/10000B84000017D9000010239FF851C3.svg" manifest:media-type="image/svg+xml"/>
  <manifest:file-entry manifest:full-path="Pictures/10000201000000E400000082D4ECD36D.png" manifest:media-type="image/png"/>
  <manifest:file-entry manifest:full-path="Pictures/10000201000000E80000009DC2D9609C.png" manifest:media-type="image/png"/>
  <manifest:file-entry manifest:full-path="Pictures/10000B74000017F50000103FCD5BF0A8.svg" manifest:media-type="image/svg+xml"/>
  <manifest:file-entry manifest:full-path="Pictures/10001D5B0000178E00000D6E2D32AA8A.svg" manifest:media-type="image/svg+xml"/>
  <manifest:file-entry manifest:full-path="Pictures/10000B69000017F50000103FF228A965.svg" manifest:media-type="image/svg+xml"/>
  <manifest:file-entry manifest:full-path="Pictures/10000201000000E80000009DCC4D5E2B.png" manifest:media-type="image/png"/>
  <manifest:file-entry manifest:full-path="Pictures/100000000000012A000001908A3BB83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02cm" svg:stroke-color="#ff9999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0cm"/>
    </style:style>
    <style:style style:name="gr5" style:family="graphic" style:parent-style-name="objectwithoutfill">
      <style:graphic-properties svg:stroke-width="0.102cm" svg:stroke-color="#3333ff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svg:stroke-width="0.102cm" svg:stroke-color="#009900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8pt" style:font-size-asian="18pt" style:font-size-complex="18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color="#ffffff"/>
    </style:style>
    <style:style style:name="T1" style:family="text">
      <style:text-properties fo:color="#ffffff" fo:font-size="18pt" style:font-size-asian="18pt" style:font-size-complex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3.751cm" svg:height="4.728cm" svg:x="7.985cm" svg:y="7.53cm">
          <draw:image xlink:href="Pictures/100000000000012A000001908A3BB838.png" xlink:type="simple" xlink:show="embed" xlink:actuate="onLoad">
            <text:p/>
          </draw:image>
        </draw:frame>
        <draw:frame draw:style-name="gr2" draw:text-style-name="P2" xml:id="id3" draw:id="id3" draw:layer="layout" svg:width="4.135cm" svg:height="2.888cm" svg:x="23.508cm" svg:y="8.45cm">
          <draw:image xlink:href="Pictures/10000B69000017F50000103FF228A965.svg" xlink:type="simple" xlink:show="embed" xlink:actuate="onLoad">
            <text:p text:style-name="P1"><text:span text:style-name="T1">综合支</text:span></text:p>
            <text:p text:style-name="P1"><text:span text:style-name="T1">付系统</text:span></text:p>
          </draw:image>
          <draw:image xlink:href="Pictures/10000201000000E80000009DCC4D5E2B.png" xlink:type="simple" xlink:show="embed" xlink:actuate="onLoad"/>
        </draw:frame>
        <draw:frame draw:style-name="gr2" draw:text-style-name="P3" draw:layer="layout" svg:width="2.307cm" svg:height="0.724cm" svg:x="8.472cm" svg:y="9.232cm">
          <draw:image xlink:href="Pictures/10001D5B0000178E00000D6E2D32AA8A.svg" xlink:type="simple" xlink:show="embed" xlink:actuate="onLoad">
            <text:p text:style-name="P1"><text:span text:style-name="T2">ERP.apk</text:span></text:p>
          </draw:image>
          <draw:image xlink:href="Pictures/10000201000000E400000082D4ECD36D.png" xlink:type="simple" xlink:show="embed" xlink:actuate="onLoad"/>
        </draw:frame>
        <draw:frame draw:style-name="gr2" draw:text-style-name="P3" draw:layer="layout" svg:width="2.307cm" svg:height="0.724cm" svg:x="8.472cm" svg:y="8.532cm">
          <draw:image xlink:href="Pictures/10001D5B0000178E00000D6E2D32AA8A.svg" xlink:type="simple" xlink:show="embed" xlink:actuate="onLoad">
            <text:p text:style-name="P1"><text:span text:style-name="T2">支付</text:span><text:span text:style-name="T2">.apk</text:span></text:p>
          </draw:image>
          <draw:image xlink:href="Pictures/10000201000000E400000082D4ECD36D.png" xlink:type="simple" xlink:show="embed" xlink:actuate="onLoad"/>
        </draw:frame>
        <draw:frame draw:style-name="gr2" draw:text-style-name="P4" xml:id="id4" draw:id="id4" draw:layer="layout" svg:width="3.683cm" svg:height="2.725cm" svg:x="30.845cm" svg:y="8.532cm">
          <draw:image xlink:href="Pictures/10000B84000017D9000010239FF851C3.svg" xlink:type="simple" xlink:show="embed" xlink:actuate="onLoad">
            <text:p text:style-name="P1"><text:span text:style-name="T3">资金通道</text:span></text:p>
          </draw:image>
          <draw:image xlink:href="Pictures/10000201000000E70000009C90C25503.png" xlink:type="simple" xlink:show="embed" xlink:actuate="onLoad"/>
        </draw:frame>
        <draw:frame draw:style-name="gr2" draw:text-style-name="P1" xml:id="id2" draw:id="id2" draw:layer="layout" svg:width="3.738cm" svg:height="2.894cm" svg:x="16.113cm" svg:y="8.447cm">
          <draw:image xlink:href="Pictures/10000B74000017F50000103FCD5BF0A8.svg" xlink:type="simple" xlink:show="embed" xlink:actuate="onLoad">
            <text:p text:style-name="P1">ERP</text:p>
          </draw:image>
          <draw:image xlink:href="Pictures/10000201000000E80000009DC2D9609C.png" xlink:type="simple" xlink:show="embed" xlink:actuate="onLoad"/>
        </draw:frame>
        <draw:connector draw:style-name="gr3" draw:text-style-name="P1" draw:layer="layout" draw:type="curve" draw:line-skew="-0.029cm -0.836cm" svg:x1="9.86cm" svg:y1="7.53cm" svg:x2="7.985cm" svg:y2="9.894cm" draw:start-shape="id1" draw:start-glue-point="0" draw:end-shape="id1" svg:d="M9860 7530c0-793-1606-661-2576 128s-1303 2236 701 2236" svg:viewBox="0 0 3346 2898">
          <text:p/>
        </draw:connector>
        <draw:frame draw:style-name="gr4" draw:layer="layout" svg:width="6.287cm" svg:height="1.199cm" svg:x="2.27cm" svg:y="8.153cm">
          <draw:text-box>
            <text:p>1.ERP生成退货订单</text:p>
          </draw:text-box>
        </draw:frame>
        <draw:connector draw:style-name="gr5" draw:text-style-name="P1" draw:layer="layout" draw:type="curve" draw:line-skew="-0.659cm" svg:x1="9.86cm" svg:y1="7.53cm" svg:x2="17.982cm" svg:y2="8.447cm" draw:start-shape="id1" draw:start-glue-point="0" draw:end-shape="id2" svg:d="M9860 7530c0-1738 8122-2197 8122 917" svg:viewBox="0 0 8123 2283">
          <text:p text:style-name="P1">2.退货订单</text:p>
        </draw:connector>
        <draw:connector draw:style-name="gr3" draw:text-style-name="P1" draw:layer="layout" draw:type="curve" draw:line-skew="-0.074cm 0.951cm" svg:x1="16.113cm" svg:y1="9.894cm" svg:x2="17.982cm" svg:y2="11.341cm" draw:start-shape="id2" draw:start-glue-point="3" draw:end-shape="id2" draw:end-glue-point="2" svg:d="M16113 9894c-861 0-717 1449-35 2355s1904 1268 1904-908" svg:viewBox="0 0 2467 3067">
          <text:p/>
        </draw:connector>
        <draw:frame draw:style-name="gr6" draw:layer="layout" svg:width="4.983cm" svg:height="1.085cm" svg:x="14.589cm" svg:y="12.725cm">
          <draw:text-box>
            <text:p>3.退货订单审核</text:p>
          </draw:text-box>
        </draw:frame>
        <draw:connector draw:style-name="gr5" draw:text-style-name="P1" draw:layer="layout" draw:type="curve" draw:line-skew="-1.448cm" svg:x1="17.982cm" svg:y1="8.447cm" svg:x2="25.575cm" svg:y2="8.45cm" draw:start-shape="id2" draw:start-glue-point="0" draw:end-shape="id3" svg:d="M17982 8447c0-2922 7593-2923 7593 3" svg:viewBox="0 0 7594 2196">
          <text:p text:style-name="P1">4.退款</text:p>
        </draw:connector>
        <draw:connector draw:style-name="gr3" draw:text-style-name="P1" draw:layer="layout" draw:type="curve" draw:line-skew="0cm 0.7cm" svg:x1="23.508cm" svg:y1="9.894cm" svg:x2="25.575cm" svg:y2="11.338cm" draw:start-shape="id3" draw:start-glue-point="3" draw:end-shape="id3" draw:end-glue-point="2" svg:d="M23508 9894c-750 0-625 1322 79 2133s1988 1111 1988-689" svg:viewBox="0 0 2576 2774">
          <text:p/>
        </draw:connector>
        <draw:frame draw:style-name="gr6" draw:layer="layout" svg:width="12.567cm" svg:height="2.753cm" svg:x="23.225cm" svg:y="12.979cm">
          <draw:text-box>
            <text:p>5.记账</text:p>
            <text:p>　借：逗号立方待清算户</text:p>
            <text:p>　　贷：资金通道往来户（微信或支付宝）</text:p>
          </draw:text-box>
        </draw:frame>
        <draw:connector draw:style-name="gr5" draw:text-style-name="P1" draw:layer="layout" draw:type="curve" draw:line-skew="-1.431cm" svg:x1="25.575cm" svg:y1="8.45cm" svg:x2="32.686cm" svg:y2="8.532cm" draw:start-shape="id3" draw:start-glue-point="0" draw:end-shape="id4" svg:d="M25575 8450c0-2896 7111-2937 7111 82" svg:viewBox="0 0 7112 2260">
          <text:p text:style-name="P1">6.退款</text:p>
        </draw:connector>
        <draw:connector draw:style-name="gr7" draw:text-style-name="P1" draw:layer="layout" draw:type="curve" draw:line-skew="0.744cm" svg:x1="32.686cm" svg:y1="11.257cm" svg:x2="25.575cm" svg:y2="11.338cm" draw:start-shape="id4" draw:start-glue-point="2" draw:end-shape="id3" svg:d="M32686 11257c0 1987-7111 1947-7111 81" svg:viewBox="0 0 7112 1486">
          <text:p/>
        </draw:connector>
        <draw:connector draw:style-name="gr7" draw:text-style-name="P1" draw:layer="layout" draw:type="curve" svg:x1="23.508cm" svg:y1="9.894cm" svg:x2="19.851cm" svg:y2="9.894cm" draw:start-shape="id3" draw:end-shape="id2" svg:d="M23508 9894h-3657" svg:viewBox="0 0 3658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3T07:33:28.300916860</meta:creation-date>
    <dc:date>2017-08-23T08:10:48.484962644</dc:date>
    <meta:editing-duration>PT23M33S</meta:editing-duration>
    <meta:editing-cycles>16</meta:editing-cycles>
    <meta:generator>LibreOffice/4.2.8.2$Linux_x86 LibreOffice_project/420m0$Build-2</meta:generator>
    <meta:document-statistic meta:object-count="17"/>
  </office:meta>
</office:document-meta>
</file>